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1632in"/>
    </style:style>
    <style:style style:name="Table1.B" style:family="table-column">
      <style:table-column-properties style:column-width="1.0097in"/>
    </style:style>
    <style:style style:name="Table1.C" style:family="table-column">
      <style:table-column-properties style:column-width="0.6653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1.3299in"/>
    </style:style>
    <style:style style:name="Table1.F" style:family="table-column">
      <style:table-column-properties style:column-width="0.9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7708in"/>
    </style:style>
    <style:style style:name="Table2.B" style:family="table-column">
      <style:table-column-properties style:column-width="5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Inconsolata"/>
    </style:style>
    <style:style style:name="P2" style:family="paragraph" style:parent-style-name="Table_20_Heading">
      <style:text-properties style:font-name="Inconsolata"/>
    </style:style>
    <style:style style:name="P3" style:family="paragraph" style:parent-style-name="Table_20_Contents">
      <style:text-properties style:font-name="Inconsolata"/>
    </style:style>
    <style:style style:name="P4" style:family="paragraph" style:parent-style-name="Standard">
      <style:text-properties style:font-name="Inconsolata"/>
    </style:style>
    <style:style style:name="P5" style:family="paragraph" style:parent-style-name="Table_20_Contents">
      <style:text-properties style:font-name="Inconsolat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sign ideas for Mathformula2</text:p>
      <text:p text:style-name="Text_20_body"/>
      <text:p text:style-name="Text_20_body">Roughly speaking, we want to search for areas where activation reflects the syntactic complexity of mathematical expressions. </text:p>
      <text:p text:style-name="Text_20_body">We want to study the automatic parsing of the formulas, not the associated computation. </text:p>
      <text:p text:style-name="Text_20_body">The expressions will be briefly presented (200msec) to avoid eye movements. We will use only well known operators to facilitate parsing, limit and the number of operators (maximum 3 or 4: to be tested) and the size of display (10~12 char). </text:p>
      <text:p text:style-name="Text_20_body">The main issue is to disantangle abstract complexity from visual factors such as number of characters in the formula and presence of parentheses. </text:p>
      <text:p text:style-name="Text_20_body">To help address the confounding variable 'number of characters', <text:s/>we propose to use variables names of varying length, e.g. greek names (alpha, beta, rho...) </text:p>
      <text:p text:style-name="Text_20_body">Idea 1. Generate expressions such as in the following table. The analysis will use a main hrf for all stimuli, with parametric modulators: number of unary operators, number of binary operators, number of parentheses and number of characters. Issue: can we sufficiently distangle the 4 variables? </text:p>
      <text:p text:style-name="Text_20_body">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Expression</text:p>
            </table:table-cell>
            <table:table-cell table:style-name="Table1.A1" office:value-type="string">
              <text:p text:style-name="P2"># unary op</text:p>
            </table:table-cell>
            <table:table-cell table:style-name="Table1.A1" office:value-type="string">
              <text:p text:style-name="P2"># binary op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# parenth</text:p>
            </table:table-cell>
            <table:table-cell table:style-name="Table1.F1" office:value-type="string">
              <text:p text:style-name="P2"># char</text:p>
            </table:table-cell>
          </table:table-row>
        </table:table-header-rows>
        <table:table-row>
          <table:table-cell table:style-name="Table1.A2" office:value-type="string">
            <text:p text:style-name="P3">x+y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0</text:p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(x+y)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x*(y+z)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x*y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0</text:p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x*y+z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0</text:p>
          </table:table-cell>
          <table:table-cell table:style-name="Table1.F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sin(x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x-(y+z)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alpha+beta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0</text:p>
          </table:table-cell>
          <table:table-cell table:style-name="Table1.F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alpha*(x+y)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11</text:p>
          </table:table-cell>
        </table:table-row>
        <table:table-row>
          <table:table-cell table:style-name="Table1.A2" office:value-type="string">
            <text:p text:style-name="P3">ln(x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arctan(x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sin(x)+cos(y)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</text:p>
          </table:table-cell>
          <table:table-cell table:style-name="Table1.F2" office:value-type="string">
            <text:p text:style-name="P3">13</text:p>
          </table:table-cell>
        </table:table-row>
        <table:table-row>
          <table:table-cell table:style-name="Table1.A2" office:value-type="string">
            <text:p text:style-name="P3">sin(alpha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ln(x)+exp(y)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</text:p>
          </table:table-cell>
          <table:table-cell table:style-name="Table1.F2" office:value-type="string">
            <text:p text:style-name="P3">12</text:p>
          </table:table-cell>
        </table:table-row>
        <table:table-row>
          <table:table-cell table:style-name="Table1.A2" office:value-type="string">
            <text:p text:style-name="P3">x*ln(y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x+y*(t+z)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F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P1"/>
      <text:p text:style-name="P1"/>
      <text:p text:style-name="P1">Idea 2: Use a limited numbers of trees, so that we can estimate the reponse to each <text:soft-page-break/>type of trees, and test various models of composition. For example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et 1: 1 unary op</text:p>
          </table:table-cell>
          <table:table-cell table:style-name="Table2.B1" office:value-type="string">
            <text:p text:style-name="P3">sin(x), cos(alpha), ln(rho), atan(mu)</text:p>
          </table:table-cell>
        </table:table-row>
        <table:table-row>
          <table:table-cell table:style-name="Table2.A2" office:value-type="string">
            <text:p text:style-name="P3">Set 2: 1 binary op</text:p>
          </table:table-cell>
          <table:table-cell table:style-name="Table2.B2" office:value-type="string">
            <text:p text:style-name="P3">x+y, x*alpha, x-z</text:p>
          </table:table-cell>
        </table:table-row>
        <table:table-row>
          <table:table-cell table:style-name="Table2.A2" office:value-type="string">
            <text:p text:style-name="P3">Set 3: 2 unary op</text:p>
          </table:table-cell>
          <table:table-cell table:style-name="Table2.B2" office:value-type="string">
            <text:p text:style-name="P3">ln(sin(x)), <text:s/>cos(atan(t))</text:p>
          </table:table-cell>
        </table:table-row>
        <table:table-row>
          <table:table-cell table:style-name="Table2.A2" office:value-type="string">
            <text:p text:style-name="P3">Set 4: 2 binary op</text:p>
          </table:table-cell>
          <table:table-cell table:style-name="Table2.B2" office:value-type="string">
            <text:p text:style-name="P3">alpha+y*z <text:s/>x*(y-z) </text:p>
          </table:table-cell>
        </table:table-row>
        <table:table-row>
          <table:table-cell table:style-name="Table2.A2" office:value-type="string">
            <text:p text:style-name="P3">Set 5: 1 binary 1 un</text:p>
          </table:table-cell>
          <table:table-cell table:style-name="Table2.B2" office:value-type="string">
            <text:p text:style-name="P3">x+ln(y)</text:p>
          </table:table-cell>
        </table:table-row>
        <table:table-row>
          <table:table-cell table:style-name="Table2.A2" office:value-type="string">
            <text:p text:style-name="P3">Set 6: 1 binary 1 un</text:p>
          </table:table-cell>
          <table:table-cell table:style-name="Table2.B2" office:value-type="string">
            <text:p text:style-name="P3">ln(x+y)</text:p>
          </table:table-cell>
        </table:table-row>
        <table:table-row>
          <table:table-cell table:style-name="Table2.A2" office:value-type="string">
            <text:p text:style-name="P3">Set 7: 1 binary 2 un</text:p>
          </table:table-cell>
          <table:table-cell table:style-name="Table2.B2" office:value-type="string">
            <text:p text:style-name="P3">sin(x)+ln(y)</text:p>
          </table:table-cell>
        </table:table-row>
        <table:table-row>
          <table:table-cell table:style-name="Table2.A2" office:value-type="string">
            <text:p text:style-name="P3">Set 8: 2 binary 1 un</text:p>
          </table:table-cell>
          <table:table-cell table:style-name="Table2.B2" office:value-type="string">
            <text:p text:style-name="P3">alpha+x*log(x)</text:p>
          </table:table-cell>
        </table:table-row>
      </table:table>
      <text:p text:style-name="P1"/>
      <text:p text:style-name="P1">From the activation patterns of Set1, Set2, can we “explain” the actaivtioan patterns of Set 3 to 8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Pallier</meta:initial-creator>
    <meta:creation-date>2014-03-03T10:31:22</meta:creation-date>
    <dc:date>2014-03-12T08:46:12</dc:date>
    <dc:creator>Christophe Pallier</dc:creator>
    <meta:editing-duration>PT8H52M17S</meta:editing-duration>
    <meta:editing-cycles>3</meta:editing-cycles>
    <meta:generator>LibreOffice/3.5$Linux_X86_64 LibreOffice_project/350m1$Build-2</meta:generator>
    <meta:document-statistic meta:table-count="2" meta:image-count="0" meta:object-count="0" meta:page-count="2" meta:paragraph-count="111" meta:word-count="365" meta:character-count="1862" meta:non-whitespace-character-count="1594"/>
  </office:meta>
</office:document-meta>
</file>